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solid" draw:fill-color="#0000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80008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width="0.1cm" svg:stroke-color="#000000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ffffff" draw:fill="solid" draw:fill-color="#8000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style:paragraph-properties fo:margin-left="0cm" fo:margin-right="0cm" fo:text-align="center" fo:text-indent="0cm"/>
      <style:text-properties fo:color="#ffffff" fo:font-weight="bold"/>
    </style:style>
    <style:style style:name="P5" style:family="paragraph">
      <style:paragraph-properties fo:margin-left="0cm" fo:margin-right="0cm" fo:text-align="center" fo:text-indent="0cm"/>
      <style:text-properties fo:color="#000000" fo:font-weight="bold"/>
    </style:style>
    <style:style style:name="T1" style:family="text">
      <style:text-properties fo:color="#ffffff" fo:font-weight="bold"/>
    </style:style>
    <style:style style:name="T2" style:family="text">
      <style:text-properties fo:color="#000000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7.857cm" svg:x="1cm" svg:y="19.6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295cm" svg:height="10.959cm" svg:x="0.376cm" svg:y="5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.596cm" svg:height="3.059cm" svg:x="0.78cm" svg:y="6.041cm"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1.039cm" svg:x="1.5cm" svg:y="22.812cm">
          <text:p text:style-name="P2"><text:span text:style-name="T1">netcomm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cm" svg:height="1.5cm" svg:x="1.329cm" svg:y="10.541cm">
          <text:p text:style-name="P2"><text:span text:style-name="T1">sessionMG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8cm" svg:height="1.351cm" svg:x="1.5cm" svg:y="25.625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cm" svg:height="2.339cm" svg:x="1.5cm" svg:y="20.447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9.464cm" svg:height="0.963cm" svg:x="0.829cm" svg:y="9.078cm">
          <text:p text:style-name="P2"><text:span text:style-name="T2">daem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994cm" svg:x="1.329cm" svg:y="12.047cm">
          <text:p text:style-name="P2"><text:span text:style-name="T1">net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2.5cm" svg:height="1.731cm" svg:x="7cm" svg:y="23.862cm">
          <text:p text:style-name="P2"><text:span text:style-name="T1">cprotocol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5cm" svg:height="1.5cm" svg:x="6.829cm" svg:y="13.041cm">
          <text:p text:style-name="P2"><text:span text:style-name="T1">cprotoco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3.143cm" svg:x="1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3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4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6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7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9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0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2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3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6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8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5cm" svg:height="3.143cm" svg:x="19.5cm" svg:y="1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8cm" svg:height="1.351cm" svg:x="1.5cm" svg:y="25.625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93cm" svg:height="1.407cm" svg:x="1.5cm" svg:y="14.593cm">
          <text:p text:style-name="P2"><text:span text:style-name="T1">partialDataRea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'DejaVu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03T10:26:08</meta:creation-date>
    <dc:date>2007-04-04T19:39:22</dc:date>
    <dc:language>es-ES</dc:language>
    <meta:editing-cycles>10</meta:editing-cycles>
    <meta:editing-duration>PT59M1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